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211" officeooo:paragraph-rsid="0012c211"/>
    </style:style>
    <style:style style:name="P2" style:family="paragraph" style:parent-style-name="Standard">
      <style:text-properties officeooo:rsid="0018f245" officeooo:paragraph-rsid="0018f245"/>
    </style:style>
    <style:style style:name="P3" style:family="paragraph" style:parent-style-name="Standard">
      <style:text-properties officeooo:paragraph-rsid="0018f245"/>
    </style:style>
    <style:style style:name="P4" style:family="paragraph" style:parent-style-name="Standard">
      <style:text-properties officeooo:rsid="001c44e3" officeooo:paragraph-rsid="001c44e3"/>
    </style:style>
    <style:style style:name="P5" style:family="paragraph" style:parent-style-name="Standard">
      <style:text-properties officeooo:rsid="001d0220" officeooo:paragraph-rsid="001d0220"/>
    </style:style>
    <style:style style:name="P6" style:family="paragraph" style:parent-style-name="Standard">
      <style:text-properties officeooo:rsid="001ea9a5" officeooo:paragraph-rsid="001ea9a5"/>
    </style:style>
    <style:style style:name="P7" style:family="paragraph" style:parent-style-name="Standard">
      <style:text-properties officeooo:rsid="001fd8d5" officeooo:paragraph-rsid="001fd8d5"/>
    </style:style>
    <style:style style:name="P8" style:family="paragraph" style:parent-style-name="Standard">
      <style:text-properties officeooo:rsid="0022795c" officeooo:paragraph-rsid="0022795c"/>
    </style:style>
    <style:style style:name="T1" style:family="text">
      <style:text-properties officeooo:rsid="0015100a"/>
    </style:style>
    <style:style style:name="T2" style:family="text">
      <style:text-properties officeooo:rsid="0017040c"/>
    </style:style>
    <style:style style:name="T3" style:family="text">
      <style:text-properties officeooo:rsid="001861ef"/>
    </style:style>
    <style:style style:name="T4" style:family="text">
      <style:text-properties officeooo:rsid="0018f245"/>
    </style:style>
    <style:style style:name="T5" style:family="text">
      <style:text-properties officeooo:rsid="002279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.1</text:p>
      <text:p text:style-name="P1">- I found a paper about resonant charge exchange &amp; elastic cross section in O2 and N2. I still need to find: 1. resonant of O+ 2. dissociative charge transfer (ion-molecule) 3. coulomb collision 4. elastic scattering between diff species, and O</text:p>
      <text:p text:style-name="P1"/>
      <text:p text:style-name="P1">Tasks to do</text:p>
      <text:p text:style-name="P1">1. look into neutral beam source with <text:span text:style-name="T3">gas </text:span><text:span text:style-name="T2">charge</text:span> exchange neutralization in other applications</text:p>
      <text:p text:style-name="P1">2. look into how to maintain a pressure difference in vacuum chamber</text:p>
      <text:p text:style-name="P1">3. figure out the mechanism to produce O <text:span text:style-name="T1">from O2</text:span></text:p>
      <text:p text:style-name="P3"><text:span text:style-name="T4">4. </text:span>O+/O2 cross section is approx. 2e-16 cm^2 for ground state, and 3e-15 cm^2 for metastable ions. (why the difference? what is metastable?)</text:p>
      <text:p text:style-name="P5">5. What is the benefit of such scheme compared with existing VLEO simulator, eg. RF quasi-neutral plasma, RIT?</text:p>
      <text:p text:style-name="P2"/>
      <text:p text:style-name="P4">Excitation is when an orbiting electron moves to higher orbit due to energy input. Potential energy increases.</text:p>
      <text:p text:style-name="P4"/>
      <text:p text:style-name="P6">Trade-offs of gas cell approach:</text:p>
      <text:p text:style-name="P6">When comparing with a plasma / EP thruster type source:</text:p>
      <text:p text:style-name="P6">Pros:</text:p>
      <text:p text:style-name="P6"><text:tab/>1. True neutral atom beam instead of quasi-neutral (electron + ion flow)</text:p>
      <text:p text:style-name="P6"><text:tab/>2. No electron contamination</text:p>
      <text:p text:style-name="P7"><text:tab/>3. Characterize erosion through AO</text:p>
      <text:p text:style-name="P6">Cons:</text:p>
      <text:p text:style-name="P6"><text:tab/>1. Complexity <text:span text:style-name="T5">&amp; cost </text:span>resulted from a) ion stage + gas cell + ion deflector b) <text:span text:style-name="T5">vacuum isolation</text:span> c) cryogenic cooling for gas injection; <text:span text:style-name="T5">whereas an EP neutral source can reuse the actual ABEP thruster design (eg. the same RIT)</text:span></text:p>
      <text:p text:style-name="P6"><text:tab/>2. Low efficiency: 31% conversion rate (a case study), and hence limited flux</text:p>
      <text:p text:style-name="P6"/>
      <text:p text:style-name="P6">When comparing with surface neutralization:</text:p>
      <text:p text:style-name="P6"/>
      <text:p text:style-name="P6"/>
      <text:p text:style-name="P7">Challenge:</text:p>
      <text:p text:style-name="P7">1. No study on CEX with a mixed gas (at 200km, 58%O 41%N 1%O2)</text:p>
      <text:p text:style-name="P8"/>
      <text:p text:style-name="P6"/>
      <text:p text:style-name="P6">An electrodeless source cause spread in VDF, causing multiple ion energy spikes (not good), eg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9:54:05.984598624</meta:creation-date>
    <dc:date>2025-10-31T22:46:00.908713814</dc:date>
    <meta:editing-duration>PT10M14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22" meta:word-count="266" meta:character-count="1577" meta:non-whitespace-character-count="1327"/>
  </office:meta>
</office:document-meta>
</file>